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officeooo:rsid="0013ad4f" officeooo:paragraph-rsid="0013ad4f"/>
    </style:style>
    <style:style style:name="T1" style:family="text">
      <style:text-properties officeooo:rsid="00153d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really hate myself sometimes cause I care….is that weird? I guess its ok to care but maybe I do it too much. I wonna be there for u, but am not sure when you need me and when you just want me to stay out of it. I don know how to handle you when you are down but all I wonna see is your smile. It lightens my world and makes peace with my heart. </text:p>
      <text:p text:style-name="P1">So what do I do when I think you are down? I take my phone and call you but hang up half way through the connection. Maybe he will see my call and be like ‘agrrrh’ or ooh no not her or maybe why would she do this? So all I do is worry from a far, maybe text and if no reply I hang in there hoping he is ok or he didnt see my text coz deep in a game or fast asleep. I clear my thoughts of every thought that would suggest ‘he just ignored me’ for my own sake</text:p>
      <text:p text:style-name="P1"/>
      <text:p text:style-name="P1">I don wonna seem pathetic, desperate, clingy…..i just wonna be cool. On the other hand I dont wonna seem uncaring, unloving as if I do not give a fuck about him cause for heaven’s sake he is all I care about. So how do u keep in touch with <text:span text:style-name="T1">your</text:span> emotions, keep <text:span text:style-name="T1">loving, not be clingy, annoying and stay c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1:34:52.459079136</meta:creation-date>
    <dc:date>2016-12-12T15:24:55.963111682</dc:date>
    <meta:editing-duration>PT5M27S</meta:editing-duration>
    <meta:editing-cycles>2</meta:editing-cycles>
    <meta:generator>LibreOffice/5.1.4.2$Linux_X86_64 LibreOffice_project/10m0$Build-2</meta:generator>
    <meta:document-statistic meta:table-count="0" meta:image-count="0" meta:object-count="0" meta:page-count="1" meta:paragraph-count="3" meta:word-count="240" meta:character-count="1110" meta:non-whitespace-character-count="872"/>
  </office:meta>
</office:document-meta>
</file>